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76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1.2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init [pixels/frame]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ravity [pixels/frame/frame]</text:p>
          </table:table-cell>
          <table:table-cell table:formula="of:=[.B1]/[.B3]" office:value-type="float" office:value="0.205882352941176" calcext:value-type="float">
            <text:p>0.205882352941176</text:p>
          </table:table-cell>
          <table:table-cell table:formula="of:=ROUND([.B2];2)" office:value-type="float" office:value="0.21" calcext:value-type="float">
            <text:p>0.21</text:p>
          </table:table-cell>
          <table:table-cell/>
        </table:table-row>
        <table:table-row table:style-name="ro1">
          <table:table-cell office:value-type="string" calcext:value-type="string">
            <text:p>apex frame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mmation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pixels traveled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1]" office:value-type="float" office:value="3.5" calcext:value-type="float">
            <text:p>3.5</text:p>
          </table:table-cell>
          <table:table-cell table:formula="of:=[.C1]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C6]-[.$B$2]" office:value-type="float" office:value="3.29411764705882" calcext:value-type="float">
            <text:p>3.29411764705882</text:p>
          </table:table-cell>
          <table:table-cell table:formula="of:=ROUND([.D6]-[.$C$2];2)" office:value-type="float" office:value="3.79" calcext:value-type="float">
            <text:p>3.7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C7]-[.$B$2]" office:value-type="float" office:value="3.08823529411765" calcext:value-type="float">
            <text:p>3.08823529411765</text:p>
          </table:table-cell>
          <table:table-cell table:formula="of:=ROUND([.D7]-[.$C$2];2)" office:value-type="float" office:value="3.58" calcext:value-type="float">
            <text:p>3.5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8]-[.$B$2]" office:value-type="float" office:value="2.88235294117647" calcext:value-type="float">
            <text:p>2.88235294117647</text:p>
          </table:table-cell>
          <table:table-cell table:formula="of:=ROUND([.D8]-[.$C$2];2)" office:value-type="float" office:value="3.37" calcext:value-type="float">
            <text:p>3.3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C9]-[.$B$2]" office:value-type="float" office:value="2.67647058823529" calcext:value-type="float">
            <text:p>2.67647058823529</text:p>
          </table:table-cell>
          <table:table-cell table:formula="of:=ROUND([.D9]-[.$C$2];2)" office:value-type="float" office:value="3.16" calcext:value-type="float">
            <text:p>3.1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C10]-[.$B$2]" office:value-type="float" office:value="2.47058823529412" calcext:value-type="float">
            <text:p>2.47058823529412</text:p>
          </table:table-cell>
          <table:table-cell table:formula="of:=ROUND([.D10]-[.$C$2];2)" office:value-type="float" office:value="2.95" calcext:value-type="float">
            <text:p>2.9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C11]-[.$B$2]" office:value-type="float" office:value="2.26470588235294" calcext:value-type="float">
            <text:p>2.26470588235294</text:p>
          </table:table-cell>
          <table:table-cell table:formula="of:=ROUND([.D11]-[.$C$2];2)" office:value-type="float" office:value="2.74" calcext:value-type="float">
            <text:p>2.7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C12]-[.$B$2]" office:value-type="float" office:value="2.05882352941176" calcext:value-type="float">
            <text:p>2.05882352941176</text:p>
          </table:table-cell>
          <table:table-cell table:formula="of:=ROUND([.D12]-[.$C$2];2)" office:value-type="float" office:value="2.53" calcext:value-type="float">
            <text:p>2.5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C13]-[.$B$2]" office:value-type="float" office:value="1.85294117647059" calcext:value-type="float">
            <text:p>1.85294117647059</text:p>
          </table:table-cell>
          <table:table-cell table:formula="of:=ROUND([.D13]-[.$C$2];2)" office:value-type="float" office:value="2.32" calcext:value-type="float">
            <text:p>2.3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C14]-[.$B$2]" office:value-type="float" office:value="1.64705882352941" calcext:value-type="float">
            <text:p>1.64705882352941</text:p>
          </table:table-cell>
          <table:table-cell table:formula="of:=ROUND([.D14]-[.$C$2];2)" office:value-type="float" office:value="2.11" calcext:value-type="float">
            <text:p>2.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C15]-[.$B$2]" office:value-type="float" office:value="1.44117647058823" calcext:value-type="float">
            <text:p>1.44117647058823</text:p>
          </table:table-cell>
          <table:table-cell table:formula="of:=ROUND([.D15]-[.$C$2];2)" office:value-type="float" office:value="1.9" calcext:value-type="float">
            <text:p>1.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C16]-[.$B$2]" office:value-type="float" office:value="1.23529411764706" calcext:value-type="float">
            <text:p>1.23529411764706</text:p>
          </table:table-cell>
          <table:table-cell table:formula="of:=ROUND([.D16]-[.$C$2];2)" office:value-type="float" office:value="1.69" calcext:value-type="float">
            <text:p>1.69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C17]-[.$B$2]" office:value-type="float" office:value="1.02941176470588" calcext:value-type="float">
            <text:p>1.02941176470588</text:p>
          </table:table-cell>
          <table:table-cell table:formula="of:=ROUND([.D17]-[.$C$2];2)" office:value-type="float" office:value="1.48" calcext:value-type="float">
            <text:p>1.4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C18]-[.$B$2]" office:value-type="float" office:value="0.823529411764705" calcext:value-type="float">
            <text:p>0.823529411764705</text:p>
          </table:table-cell>
          <table:table-cell table:formula="of:=ROUND([.D18]-[.$C$2];2)" office:value-type="float" office:value="1.27" calcext:value-type="float">
            <text:p>1.2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C19]-[.$B$2]" office:value-type="float" office:value="0.617647058823529" calcext:value-type="float">
            <text:p>0.617647058823529</text:p>
          </table:table-cell>
          <table:table-cell table:formula="of:=ROUND([.D19]-[.$C$2];2)" office:value-type="float" office:value="1.06" calcext:value-type="float">
            <text:p>1.0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C20]-[.$B$2]" office:value-type="float" office:value="0.411764705882352" calcext:value-type="float">
            <text:p>0.411764705882352</text:p>
          </table:table-cell>
          <table:table-cell table:formula="of:=ROUND([.D20]-[.$C$2];2)"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C21]-[.$B$2]" office:value-type="float" office:value="0.205882352941176" calcext:value-type="float">
            <text:p>0.205882352941176</text:p>
          </table:table-cell>
          <table:table-cell table:formula="of:=ROUND([.D21]-[.$C$2];2)" office:value-type="float" office:value="0.64" calcext:value-type="float">
            <text:p>0.64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6:.C22])" office:value-type="float" office:value="31.5" calcext:value-type="float">
            <text:p>31.5</text:p>
          </table:table-cell>
          <table:table-cell table:formula="of:=SUM([.D6:.D22])" office:value-type="float" office:value="39.44" calcext:value-type="float">
            <text:p>39.44</text:p>
          </table:table-cell>
        </table:table-row>
      </table:table>
      <table:table table:name="Sheet1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init [pixels/frame]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ravity [pixels/frame/frame]</text:p>
          </table:table-cell>
          <table:table-cell office:value-type="float" office:value="1" calcext:value-type="float">
            <text:p>1</text:p>
          </table:table-cell>
          <table:table-cell table:formula="of:=ROUND([.B2];2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ex frame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mmation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pixels traveled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1]" office:value-type="float" office:value="10" calcext:value-type="float">
            <text:p>10</text:p>
          </table:table-cell>
          <table:table-cell table:formula="of:=[.C1]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C6]-[.$B$2]" office:value-type="float" office:value="9" calcext:value-type="float">
            <text:p>9</text:p>
          </table:table-cell>
          <table:table-cell table:formula="of:=ROUND([.D6]-[.$C$2];2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C7]-[.$B$2]" office:value-type="float" office:value="8" calcext:value-type="float">
            <text:p>8</text:p>
          </table:table-cell>
          <table:table-cell table:formula="of:=ROUND([.D7]-[.$C$2];2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8]-[.$B$2]" office:value-type="float" office:value="7" calcext:value-type="float">
            <text:p>7</text:p>
          </table:table-cell>
          <table:table-cell table:formula="of:=ROUND([.D8]-[.$C$2];2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C9]-[.$B$2]" office:value-type="float" office:value="6" calcext:value-type="float">
            <text:p>6</text:p>
          </table:table-cell>
          <table:table-cell table:formula="of:=ROUND([.D9]-[.$C$2];2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C10]-[.$B$2]" office:value-type="float" office:value="5" calcext:value-type="float">
            <text:p>5</text:p>
          </table:table-cell>
          <table:table-cell table:formula="of:=ROUND([.D10]-[.$C$2];2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C11]-[.$B$2]" office:value-type="float" office:value="4" calcext:value-type="float">
            <text:p>4</text:p>
          </table:table-cell>
          <table:table-cell table:formula="of:=ROUND([.D11]-[.$C$2];2)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C12]-[.$B$2]" office:value-type="float" office:value="3" calcext:value-type="float">
            <text:p>3</text:p>
          </table:table-cell>
          <table:table-cell table:formula="of:=ROUND([.D12]-[.$C$2];2)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C13]-[.$B$2]" office:value-type="float" office:value="2" calcext:value-type="float">
            <text:p>2</text:p>
          </table:table-cell>
          <table:table-cell table:formula="of:=ROUND([.D13]-[.$C$2];2)"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C14]-[.$B$2]" office:value-type="float" office:value="1" calcext:value-type="float">
            <text:p>1</text:p>
          </table:table-cell>
          <table:table-cell table:formula="of:=ROUND([.D14]-[.$C$2];2)"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C15]-[.$B$2]" office:value-type="float" office:value="0" calcext:value-type="float">
            <text:p>0</text:p>
          </table:table-cell>
          <table:table-cell table:formula="of:=ROUND([.D15]-[.$C$2];2)"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C16]-[.$B$2]" office:value-type="float" office:value="-1" calcext:value-type="float">
            <text:p>-1</text:p>
          </table:table-cell>
          <table:table-cell table:formula="of:=ROUND([.D16]-[.$C$2];2)"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C17]-[.$B$2]" office:value-type="float" office:value="-2" calcext:value-type="float">
            <text:p>-2</text:p>
          </table:table-cell>
          <table:table-cell table:formula="of:=ROUND([.D17]-[.$C$2];2)"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C18]-[.$B$2]" office:value-type="float" office:value="-3" calcext:value-type="float">
            <text:p>-3</text:p>
          </table:table-cell>
          <table:table-cell table:formula="of:=ROUND([.D18]-[.$C$2];2)" office:value-type="float" office:value="-9" calcext:value-type="float">
            <text:p>-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C19]-[.$B$2]" office:value-type="float" office:value="-4" calcext:value-type="float">
            <text:p>-4</text:p>
          </table:table-cell>
          <table:table-cell table:formula="of:=ROUND([.D19]-[.$C$2];2)" office:value-type="float" office:value="-10" calcext:value-type="float">
            <text:p>-1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C20]-[.$B$2]" office:value-type="float" office:value="-5" calcext:value-type="float">
            <text:p>-5</text:p>
          </table:table-cell>
          <table:table-cell table:formula="of:=ROUND([.D20]-[.$C$2];2)" office:value-type="float" office:value="-11" calcext:value-type="float">
            <text:p>-1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C21]-[.$B$2]" office:value-type="float" office:value="-6" calcext:value-type="float">
            <text:p>-6</text:p>
          </table:table-cell>
          <table:table-cell table:formula="of:=ROUND([.D21]-[.$C$2];2)" office:value-type="float" office:value="-12" calcext:value-type="float">
            <text:p>-12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6:.C22])" office:value-type="float" office:value="34" calcext:value-type="float">
            <text:p>34</text:p>
          </table:table-cell>
          <table:table-cell table:formula="of:=SUM([.D6:.D22])" office:value-type="float" office:value="-68" calcext:value-type="float">
            <text:p>-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4T15:09:48.005765000</meta:creation-date>
    <dc:date>2026-01-04T16:40:51.166120000</dc:date>
    <meta:editing-duration>PT31M43S</meta:editing-duration>
    <meta:editing-cycles>2</meta:editing-cycles>
    <meta:generator>LibreOffice/25.8.3.2$MacOSX_AARCH64 LibreOffice_project/8ca8d55c161d602844f5428fa4b58097424e324e</meta:generator>
    <meta:document-statistic meta:table-count="2" meta:cell-count="130" meta:object-count="0"/>
  </office:meta>
</office:document-meta>
</file>